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49456" officeooo:paragraph-rsid="00049456" style:font-size-asian="18pt" style:font-size-complex="18pt"/>
    </style:style>
    <style:style style:name="P2" style:family="paragraph" style:parent-style-name="Standard">
      <style:text-properties fo:font-size="18pt" officeooo:rsid="00062225" officeooo:paragraph-rsid="00062225" style:font-size-asian="18pt" style:font-size-complex="18pt"/>
    </style:style>
    <style:style style:name="P3" style:family="paragraph" style:parent-style-name="Standard">
      <style:text-properties fo:font-size="18pt" officeooo:rsid="00070c94" officeooo:paragraph-rsid="00070c94" style:font-size-asian="18pt" style:font-size-complex="18pt"/>
    </style:style>
    <style:style style:name="P4" style:family="paragraph" style:parent-style-name="Standard">
      <style:text-properties fo:font-size="18pt" officeooo:rsid="00070c94" officeooo:paragraph-rsid="0007acd2" style:font-size-asian="18pt" style:font-size-complex="18pt"/>
    </style:style>
    <style:style style:name="P5" style:family="paragraph" style:parent-style-name="Standard">
      <style:text-properties fo:font-size="18pt" officeooo:rsid="00070c94" officeooo:paragraph-rsid="0009891c" style:font-size-asian="18pt" style:font-size-complex="18pt"/>
    </style:style>
    <style:style style:name="P6" style:family="paragraph" style:parent-style-name="Standard">
      <style:text-properties fo:font-size="18pt" officeooo:rsid="0007acd2" officeooo:paragraph-rsid="0007acd2" style:font-size-asian="18pt" style:font-size-complex="18pt"/>
    </style:style>
    <style:style style:name="P7" style:family="paragraph" style:parent-style-name="Standard">
      <style:text-properties fo:font-size="18pt" officeooo:paragraph-rsid="0007acd2" style:font-size-asian="18pt" style:font-size-complex="18pt"/>
    </style:style>
    <style:style style:name="P8" style:family="paragraph" style:parent-style-name="Standard">
      <style:text-properties fo:font-size="18pt" officeooo:rsid="0009891c" officeooo:paragraph-rsid="0009891c" style:font-size-asian="18pt" style:font-size-complex="18pt"/>
    </style:style>
    <style:style style:name="P9" style:family="paragraph" style:parent-style-name="Standard">
      <style:text-properties fo:font-size="18pt" officeooo:rsid="000b6920" officeooo:paragraph-rsid="000b6920" style:font-size-asian="18pt" style:font-size-complex="18pt"/>
    </style:style>
    <style:style style:name="P10" style:family="paragraph" style:parent-style-name="Standard">
      <style:text-properties fo:font-size="18pt" officeooo:rsid="000e494f" officeooo:paragraph-rsid="000e494f" style:font-size-asian="18pt" style:font-size-complex="18pt"/>
    </style:style>
    <style:style style:name="P11" style:family="paragraph" style:parent-style-name="Standard">
      <style:text-properties fo:font-size="18pt" fo:language="en" fo:country="US" officeooo:rsid="001d0166" officeooo:paragraph-rsid="0007acd2" style:font-size-asian="18pt" style:font-size-complex="18pt"/>
    </style:style>
    <style:style style:name="P12" style:family="paragraph" style:parent-style-name="Standard">
      <style:text-properties fo:font-size="18pt" fo:language="en" fo:country="US" officeooo:rsid="0009891c" officeooo:paragraph-rsid="0009891c" style:font-size-asian="18pt" style:font-size-complex="18pt"/>
    </style:style>
    <style:style style:name="P13" style:family="paragraph" style:parent-style-name="Standard">
      <style:text-properties fo:font-size="18pt" fo:language="en" fo:country="US" officeooo:rsid="000b6920" officeooo:paragraph-rsid="000b6920" style:font-size-asian="18pt" style:font-size-complex="18pt"/>
    </style:style>
    <style:style style:name="P14" style:family="paragraph" style:parent-style-name="Standard">
      <style:text-properties fo:font-size="18pt" fo:language="en" fo:country="US" officeooo:rsid="000f8296" officeooo:paragraph-rsid="000e494f" style:font-size-asian="18pt" style:font-size-complex="18pt"/>
    </style:style>
    <style:style style:name="P15" style:family="paragraph" style:parent-style-name="Standard">
      <style:text-properties fo:font-size="18pt" fo:language="en" fo:country="US" officeooo:rsid="000f8296" officeooo:paragraph-rsid="00122c4b" style:font-size-asian="18pt" style:font-size-complex="18pt"/>
    </style:style>
    <style:style style:name="P16" style:family="paragraph" style:parent-style-name="Standard">
      <style:text-properties fo:font-size="18pt" fo:language="en" fo:country="US" officeooo:rsid="000f8296" officeooo:paragraph-rsid="0013d278" style:font-size-asian="18pt" style:font-size-complex="18pt"/>
    </style:style>
    <style:style style:name="P17" style:family="paragraph" style:parent-style-name="Standard">
      <style:text-properties fo:font-size="18pt" fo:language="en" fo:country="US" officeooo:rsid="000f8296" officeooo:paragraph-rsid="00162833" style:font-size-asian="18pt" style:font-size-complex="18pt"/>
    </style:style>
    <style:style style:name="P18" style:family="paragraph" style:parent-style-name="Standard">
      <style:text-properties fo:font-size="18pt" fo:language="en" fo:country="US" officeooo:rsid="00122c4b" officeooo:paragraph-rsid="00122c4b" style:font-size-asian="18pt" style:font-size-complex="18pt"/>
    </style:style>
    <style:style style:name="P19" style:family="paragraph" style:parent-style-name="Standard">
      <style:text-properties fo:font-size="18pt" fo:language="en" fo:country="US" officeooo:rsid="0013d278" officeooo:paragraph-rsid="0013d278" style:font-size-asian="18pt" style:font-size-complex="18pt"/>
    </style:style>
    <style:style style:name="P20" style:family="paragraph" style:parent-style-name="Standard">
      <style:text-properties fo:font-size="18pt" fo:language="en" fo:country="US" officeooo:rsid="00162833" officeooo:paragraph-rsid="00162833" style:font-size-asian="18pt" style:font-size-complex="18pt"/>
    </style:style>
    <style:style style:name="P21" style:family="paragraph" style:parent-style-name="Standard">
      <style:text-properties fo:font-size="18pt" fo:language="en" fo:country="US" officeooo:rsid="000b6920" officeooo:paragraph-rsid="000b6920" style:font-size-asian="18pt" style:font-size-complex="18pt"/>
    </style:style>
    <style:style style:name="P22" style:family="paragraph" style:parent-style-name="Standard">
      <style:text-properties fo:font-size="18pt" fo:language="en" fo:country="US" officeooo:rsid="0009891c" officeooo:paragraph-rsid="0009891c" style:font-size-asian="18pt" style:font-size-complex="18pt"/>
    </style:style>
    <style:style style:name="P23" style:family="paragraph" style:parent-style-name="Standard">
      <style:text-properties fo:font-size="18pt" fo:language="en" fo:country="US" officeooo:rsid="000f8296" officeooo:paragraph-rsid="00122c4b" style:font-size-asian="18pt" style:font-size-complex="18pt"/>
    </style:style>
    <style:style style:name="P24" style:family="paragraph" style:parent-style-name="Standard">
      <style:text-properties fo:font-size="18pt" officeooo:rsid="00049456" officeooo:paragraph-rsid="00049456" style:font-size-asian="18pt" style:font-size-complex="18pt"/>
    </style:style>
    <style:style style:name="P25" style:family="paragraph" style:parent-style-name="Standard">
      <style:text-properties fo:font-size="18pt" officeooo:rsid="00062225" officeooo:paragraph-rsid="00062225" style:font-size-asian="18pt" style:font-size-complex="18pt"/>
    </style:style>
    <style:style style:name="T1" style:family="text">
      <style:text-properties officeooo:rsid="00070c94"/>
    </style:style>
    <style:style style:name="T2" style:family="text">
      <style:text-properties officeooo:rsid="0007acd2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c060"/>
    </style:style>
    <style:style style:name="T5" style:family="text">
      <style:text-properties fo:language="en" fo:country="US" officeooo:rsid="001d0166"/>
    </style:style>
    <style:style style:name="T6" style:family="text">
      <style:text-properties fo:language="en" fo:country="US" officeooo:rsid="001b0b8a"/>
    </style:style>
    <style:style style:name="T7" style:family="text">
      <style:text-properties fo:language="en" fo:country="US" officeooo:rsid="0009891c"/>
    </style:style>
    <style:style style:name="T8" style:family="text">
      <style:text-properties fo:language="en" fo:country="US" officeooo:rsid="001ba447"/>
    </style:style>
    <style:style style:name="T9" style:family="text">
      <style:text-properties fo:language="en" fo:country="US" officeooo:rsid="00049456"/>
    </style:style>
    <style:style style:name="T10" style:family="text">
      <style:text-properties fo:language="en" fo:country="US" officeooo:rsid="000f8296"/>
    </style:style>
    <style:style style:name="T11" style:family="text">
      <style:text-properties officeooo:rsid="0009891c"/>
    </style:style>
    <style:style style:name="T12" style:family="text">
      <style:text-properties officeooo:rsid="001b0b8a"/>
    </style:style>
    <style:style style:name="T13" style:family="text">
      <style:text-properties officeooo:rsid="00122c4b"/>
    </style:style>
    <style:style style:name="T14" style:family="text">
      <style:text-properties officeooo:rsid="0013d278"/>
    </style:style>
    <style:style style:name="T15" style:family="text">
      <style:text-properties officeooo:rsid="00146caf"/>
    </style:style>
    <style:style style:name="T16" style:family="text">
      <style:text-properties officeooo:rsid="00153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ao: O jogo foi criado com o intuito de instruir sobres alguns elementos que compoe a natureza do nosso planeta, alem de desenvolver a capacidade de raciocinio logico e estrategico. Foi usado como base </text:p>
      <text:p text:style-name="P1"/>
      <text:p text:style-name="P2">Sinopse: Em um mundo distante onde as formas de vida sao forcas elementais, uma guerra e travada entre esses elementos para exigir seu lugar no mundo. Ajude-os nesta batalha, mostrando qual o elemento mais poderoso.</text:p>
      <text:p text:style-name="P2"/>
      <text:p text:style-name="P2">Historia: Em um mundo distante, reinos des eres elementais entram em guerra para disportar espaco e recursos no qual estao cada vez <text:span text:style-name="T1">ma</text:span>is escacos devido ao surgimento de novos seres elementais. Para dar um fim a este caos os quatros elementos primordiais se dispoem nesta batalha, lutando para trazar a ordem e a paz de volta ao seu mundo.</text:p>
      <text:p text:style-name="P2"/>
      <text:p text:style-name="P5">Personagens: </text:p>
      <text:p text:style-name="P5"><text:tab/>Seres Elementais; </text:p>
      <text:p text:style-name="P3">- Seres de fogo: Sao seres do Reino Vulcano, seus corpos sao formados por fogo que variam de forma e tamanho, sendo o Ignis o principal representante desse reino.</text:p>
      <text:p text:style-name="P3">- Seres de mineirais: Sao seres do Reino Petram, seus corpos sao compostos rochosos que variam de forma, tamanho e minerais, sendo o Iapis o principal representante desse reino.</text:p>
      <text:p text:style-name="P4">- Seres de agua: Sao seres do Reino <text:span text:style-name="T2">Pluvia, seus corpos sao formados por liquidos que variam de forma e tamanho, sendo a Clear sua principal representante.</text:span></text:p>
      <text:p text:style-name="P6">- Seres de Ar: Sao seres do Reino Caelum, seus corpos sao formas gazosas que variam de tamanho e forma, sendo a Lux a principal representante desse reino.</text:p>
      <text:p text:style-name="P7"><text:span text:style-name="T11">- Seres de mistura: fogo+r</text:span><text:span text:style-name="T6">o</text:span><text:span text:style-name="T7">cha=</text:span><text:span text:style-name="T6">metal</text:span><text:span text:style-name="T4">, </text:span><text:span text:style-name="T7">agua+</text:span><text:span text:style-name="T6">roc</text:span><text:span text:style-name="T7">ha=</text:span><text:span text:style-name="T6">madeira</text:span><text:span text:style-name="T4">, </text:span><text:span text:style-name="T12">ar+water=gelo, fogo+ar=plasma, </text:span><text:span text:style-name="T8">roc</text:span><text:span text:style-name="T7">ha+</text:span><text:span text:style-name="T8">ar</text:span><text:span text:style-name="T7">=</text:span><text:span text:style-name="T8">areia</text:span><text:span text:style-name="T4">, </text:span><text:span text:style-name="T7">agua+fogo=</text:span><text:span text:style-name="T5">vapor.</text:span></text:p>
      <text:p text:style-name="P11"/>
      <text:p text:style-name="P8"><text:soft-page-break/><text:span text:style-name="T5">C</text:span><text:span text:style-name="T3">enario: O cenario sera baseado nos quatro reinos elementais, sendo que cada um dos personagens tera vantagens e desvantagens de acordo com seu elemento.</text:span></text:p>
      <text:p text:style-name="P12"/>
      <text:p text:style-name="P12"/>
      <text:p text:style-name="P9"><text:span text:style-name="T3">Objetivo: <text:s/>D</text:span><text:span text:style-name="T9">esenvolver a capacidade de </text:span><text:span text:style-name="T3">usar </text:span><text:span text:style-name="T9">raciocinio logico e estrategico </text:span><text:span text:style-name="T3">para conquistar os reinos em guerra.</text:span></text:p>
      <text:p text:style-name="P13"/>
      <text:p text:style-name="P13"/>
      <text:p text:style-name="P10"><text:span text:style-name="T10">Regras e Instrucoes</text:span><text:span text:style-name="T3">:</text:span></text:p>
      <text:p text:style-name="P14">- ao apertar play seleciona-se p.v.e. ou p.v.p e em seguida escolhe o personagem que ira utilizar;</text:p>
      <text:p text:style-name="P19">- no p.v.e o jogador devera escolher um elemento <text:span text:style-name="T15">basico</text:span> para <text:span text:style-name="T15">iniciar </text:span>a historia <text:span text:style-name="T15">do jogo</text:span>;</text:p>
      <text:p text:style-name="P14">- de acordo com o personagem, o jogo se iniciara em um campo de batalha no qual seguira o ciclo horario de fogo, terra, agua e ar;</text:p>
      <text:p text:style-name="P14">- a cada 4 batalhas de conquista de territorio sera necessario completar uma missao para abrir o novo campo de batalha.<text:span text:style-name="T14"> <text:s/></text:span></text:p>
      <text:p text:style-name="P14">- <text:s/><text:span text:style-name="T14">cada elemento comecara no nivel 5, podendo usar seus 3 ataques basicos;</text:span></text:p>
      <text:p text:style-name="P14">- <text:span text:style-name="T14">quando o personagem passa de nivel, ele aumenta seus status de ataque, defesa, velocidade, vida e mana.</text:span></text:p>
      <text:p text:style-name="P16">- <text:span text:style-name="T13">as batalhas de p.v.p serao de acordo com o nivel do jogador e numero de vitorias/derrotas no ranking do jogo;</text:span></text:p>
      <text:p text:style-name="P16">- <text:span text:style-name="T15">no p.v.p podera ser de single ou multi player, podendo jogar ate 4 jogadores ao mesmo tempo, sendo individual ou duplas;</text:span></text:p>
      <text:p text:style-name="P16">- <text:span text:style-name="T16">quando o jogador perde a batalha (p.v.p e p.v.e), ele ganha metade da experiencia que ganharia na vitoria;</text:span></text:p>
      <text:p text:style-name="P13"/>
      <text:p text:style-name="P13"/>
      <text:p text:style-name="P18">Dificuldades:</text:p>
      <text:p text:style-name="P15">- cada personagem tera 3 tres tipos de ataques no qual cada um tera um tempo diferente para recarregar;</text:p>
      <text:p text:style-name="P15"/>
      <text:p text:style-name="P15"/>
      <text:p text:style-name="P20"><text:soft-page-break/>Configuracoes:</text:p>
      <text:p text:style-name="P17">- <text:span text:style-name="T15">todos os personagens basicos terao inicialmente 20 de vida, 5 de ataque (dano do poder) , 5 de defesa (reduzir dano causado), 4 de velocidade (desviar e atacar mais rapido) e 50 de mana (para usar os ataques elementar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4:27:24.637548964</meta:creation-date>
    <dc:date>2015-07-01T20:26:41.357513378</dc:date>
    <meta:editing-duration>PT54M44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3" meta:paragraph-count="26" meta:word-count="532" meta:character-count="3157" meta:non-whitespace-character-count="2643"/>
  </office:meta>
</office:document-meta>
</file>